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7" table:default-cell-style-name="Default"/>
        <table:table-row table:style-name="ro1">
          <table:table-cell table:number-columns-repeated="3"/>
          <table:table-cell office:value-type="string" calcext:value-type="string">
            <text:p>rssi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 </text:p>
          </table:table-cell>
          <table:table-cell table:number-columns-repeated="5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2877698" calcext:value-type="float">
            <text:p>0.02877698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11510792" calcext:value-type="float">
            <text:p>0.11510792</text:p>
          </table:table-cell>
          <table:table-cell office:value-type="float" office:value="0.1438849" calcext:value-type="float">
            <text:p>0.1438849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10071942" calcext:value-type="float">
            <text:p>0.10071942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2877698" calcext:value-type="float">
            <text:p>0.02877698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1438849" calcext:value-type="float">
            <text:p>0.01438849</text:p>
          </table:table-cell>
          <table:table-cell office:value-type="string" calcext:value-type="string">
            <text:p>0</text:p>
          </table:table-cell>
          <table:table-cell office:value-type="float" office:value="0.01438849" calcext:value-type="float">
            <text:p>0.01438849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07434944" calcext:value-type="float">
            <text:p>0.007434944</text:p>
          </table:table-cell>
          <table:table-cell office:value-type="string" calcext:value-type="string">
            <text:p>0</text:p>
          </table:table-cell>
          <table:table-cell office:value-type="float" office:value="0.014869888" calcext:value-type="float">
            <text:p>0.014869888</text:p>
          </table:table-cell>
          <table:table-cell office:value-type="string" calcext:value-type="string">
            <text:p>0</text:p>
          </table:table-cell>
          <table:table-cell office:value-type="float" office:value="0.05204461" calcext:value-type="float">
            <text:p>0.05204461</text:p>
          </table:table-cell>
          <table:table-cell table:number-columns-repeated="2" office:value-type="float" office:value="0.044609666" calcext:value-type="float">
            <text:p>0.044609666</text:p>
          </table:table-cell>
          <table:table-cell office:value-type="float" office:value="0.07434944" calcext:value-type="float">
            <text:p>0.07434944</text:p>
          </table:table-cell>
          <table:table-cell office:value-type="float" office:value="0.0669145" calcext:value-type="float">
            <text:p>0.0669145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7063197" calcext:value-type="float">
            <text:p>0.07063197</text:p>
          </table:table-cell>
          <table:table-cell office:value-type="float" office:value="0.12639405" calcext:value-type="float">
            <text:p>0.12639405</text:p>
          </table:table-cell>
          <table:table-cell office:value-type="float" office:value="0.014869888" calcext:value-type="float">
            <text:p>0.014869888</text:p>
          </table:table-cell>
          <table:table-cell office:value-type="float" office:value="0.07434944" calcext:value-type="float">
            <text:p>0.07434944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8178439" calcext:value-type="float">
            <text:p>0.08178439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24163568" calcext:value-type="float">
            <text:p>0.024163568</text:p>
          </table:table-cell>
          <table:table-cell office:value-type="float" office:value="0.014869888" calcext:value-type="float">
            <text:p>0.014869888</text:p>
          </table:table-cell>
          <table:table-cell office:value-type="float" office:value="0.027881041" calcext:value-type="float">
            <text:p>0.027881041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14869888" calcext:value-type="float">
            <text:p>0.014869888</text:p>
          </table:table-cell>
          <table:table-cell table:number-columns-repeated="2" office:value-type="float" office:value="0.007434944" calcext:value-type="float">
            <text:p>0.007434944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0.014440433" calcext:value-type="float">
            <text:p>0.01444043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25270758" calcext:value-type="float">
            <text:p>0.025270758</text:p>
          </table:table-cell>
          <table:table-cell table:number-columns-repeated="2" office:value-type="float" office:value="0.014440433" calcext:value-type="float">
            <text:p>0.014440433</text:p>
          </table:table-cell>
          <table:table-cell office:value-type="float" office:value="0.14440434" calcext:value-type="float">
            <text:p>0.14440434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39711192" calcext:value-type="float">
            <text:p>0.039711192</text:p>
          </table:table-cell>
          <table:table-cell office:value-type="float" office:value="0.09747292" calcext:value-type="float">
            <text:p>0.09747292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14801444" calcext:value-type="float">
            <text:p>0.14801444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7220217" calcext:value-type="float">
            <text:p>0.07220217</text:p>
          </table:table-cell>
          <table:table-cell office:value-type="float" office:value="0.028880866" calcext:value-type="float">
            <text:p>0.028880866</text:p>
          </table:table-cell>
          <table:table-cell table:number-columns-repeated="3" office:value-type="float" office:value="0.014440433" calcext:value-type="float">
            <text:p>0.014440433</text:p>
          </table:table-cell>
          <table:table-cell office:value-type="float" office:value="0.0072202166" calcext:value-type="float">
            <text:p>0.0072202166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10676157" calcext:value-type="float">
            <text:p>0.010676157</text:p>
          </table:table-cell>
          <table:table-cell office:value-type="string" calcext:value-type="string">
            <text:p>0</text:p>
          </table:table-cell>
          <table:table-cell office:value-type="float" office:value="0.03914591" calcext:value-type="float">
            <text:p>0.03914591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3914591" calcext:value-type="float">
            <text:p>0.03914591</text:p>
          </table:table-cell>
          <table:table-cell office:value-type="float" office:value="0.024911031" calcext:value-type="float">
            <text:p>0.024911031</text:p>
          </table:table-cell>
          <table:table-cell office:value-type="string" calcext:value-type="string">
            <text:p>0</text:p>
          </table:table-cell>
          <table:table-cell office:value-type="float" office:value="0.09608541" calcext:value-type="float">
            <text:p>0.09608541</text:p>
          </table:table-cell>
          <table:table-cell office:value-type="string" calcext:value-type="string">
            <text:p>0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2846975" calcext:value-type="float">
            <text:p>0.02846975</text:p>
          </table:table-cell>
          <table:table-cell table:number-columns-repeated="4" office:value-type="float" office:value="0.0569395" calcext:value-type="float">
            <text:p>0.056939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table:number-columns-repeated="4" office:value-type="float" office:value="0.014234875" calcext:value-type="float">
            <text:p>0.014234875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table:number-columns-repeated="28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3" office:value-type="float" office:value="0.042704627" calcext:value-type="float">
            <text:p>0.042704627</text:p>
          </table:table-cell>
          <table:table-cell office:value-type="string" calcext:value-type="string">
            <text:p>0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071174377" calcext:value-type="float">
            <text:p>0.0071174377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12811388" calcext:value-type="float">
            <text:p>0.12811388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81850536" calcext:value-type="float">
            <text:p>0.081850536</text:p>
          </table:table-cell>
          <table:table-cell table:number-columns-repeated="2" office:value-type="float" office:value="0.0569395" calcext:value-type="float">
            <text:p>0.0569395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7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string" calcext:value-type="string">
            <text:p>0</text:p>
          </table:table-cell>
          <table:table-cell office:value-type="float" office:value="0.042704627" calcext:value-type="float">
            <text:p>0.042704627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2846975" calcext:value-type="float">
            <text:p>0.02846975</text:p>
          </table:table-cell>
          <table:table-cell office:value-type="string" calcext:value-type="string">
            <text:p>0</text:p>
          </table:table-cell>
          <table:table-cell office:value-type="float" office:value="0.07473309" calcext:value-type="float">
            <text:p>0.07473309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71174376" calcext:value-type="float">
            <text:p>0.071174376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0.014492754" calcext:value-type="float">
            <text:p>0.01449275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.014492754" calcext:value-type="float">
            <text:p>0.014492754</text:p>
          </table:table-cell>
          <table:table-cell table:number-columns-repeated="2" office:value-type="float" office:value="0.04347826" calcext:value-type="float">
            <text:p>0.04347826</text:p>
          </table:table-cell>
          <table:table-cell table:number-columns-repeated="2" office:value-type="float" office:value="0.028985508" calcext:value-type="float">
            <text:p>0.028985508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072463766" calcext:value-type="float">
            <text:p>0.072463766</text:p>
          </table:table-cell>
          <table:table-cell office:value-type="float" office:value="0.028985508" calcext:value-type="float">
            <text:p>0.028985508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11594203" calcext:value-type="float">
            <text:p>0.11594203</text:p>
          </table:table-cell>
          <table:table-cell office:value-type="float" office:value="0.10144927" calcext:value-type="float">
            <text:p>0.10144927</text:p>
          </table:table-cell>
          <table:table-cell table:number-columns-repeated="2" office:value-type="float" office:value="0.072463766" calcext:value-type="float">
            <text:p>0.072463766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72463766" calcext:value-type="float">
            <text:p>0.072463766</text:p>
          </table:table-cell>
          <table:table-cell office:value-type="string" calcext:value-type="string">
            <text:p>0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28985508" calcext:value-type="float">
            <text:p>0.028985508</text:p>
          </table:table-cell>
          <table:table-cell table:number-columns-repeated="2" office:value-type="float" office:value="0.014492754" calcext:value-type="float">
            <text:p>0.014492754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9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" office:value-type="float" office:value="0.043956045" calcext:value-type="float">
            <text:p>0.043956045</text:p>
          </table:table-cell>
          <table:table-cell office:value-type="float" office:value="0.11721612" calcext:value-type="float">
            <text:p>0.11721612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16117217" calcext:value-type="float">
            <text:p>0.16117217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8791209" calcext:value-type="float">
            <text:p>0.08791209</text:p>
          </table:table-cell>
          <table:table-cell table:number-columns-repeated="2" office:value-type="float" office:value="0.02930403" calcext:value-type="float">
            <text:p>0.02930403</text:p>
          </table:table-cell>
          <table:table-cell office:value-type="float" office:value="0.01831502" calcext:value-type="float">
            <text:p>0.01831502</text:p>
          </table:table-cell>
          <table:table-cell table:number-columns-repeated="25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2930403" calcext:value-type="float">
            <text:p>0.02930403</text:p>
          </table:table-cell>
          <table:table-cell office:value-type="string" calcext:value-type="string">
            <text:p>0</text:p>
          </table:table-cell>
          <table:table-cell office:value-type="float" office:value="0.09157509" calcext:value-type="float">
            <text:p>0.09157509</text:p>
          </table:table-cell>
          <table:table-cell office:value-type="float" office:value="0.07326008" calcext:value-type="float">
            <text:p>0.07326008</text:p>
          </table:table-cell>
          <table:table-cell table:number-columns-repeated="2" office:value-type="float" office:value="0.05860806" calcext:value-type="float">
            <text:p>0.05860806</text:p>
          </table:table-cell>
          <table:table-cell table:number-columns-repeated="2" office:value-type="float" office:value="0.08791209" calcext:value-type="float">
            <text:p>0.08791209</text:p>
          </table:table-cell>
          <table:table-cell office:value-type="float" office:value="0.16117217" calcext:value-type="float">
            <text:p>0.16117217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14652015" calcext:value-type="float">
            <text:p>0.01465201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table:number-columns-repeated="5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1904762" calcext:value-type="float">
            <text:p>0.1904762</text:p>
          </table:table-cell>
          <table:table-cell office:value-type="string" calcext:value-type="string">
            <text:p>0</text:p>
          </table:table-cell>
          <table:table-cell office:value-type="float" office:value="0.14285715" calcext:value-type="float">
            <text:p>0.14285715</text:p>
          </table:table-cell>
          <table:table-cell office:value-type="string" calcext:value-type="string">
            <text:p>0</text:p>
          </table:table-cell>
          <table:table-cell office:value-type="float" office:value="0.1904762" calcext:value-type="float">
            <text:p>0.1904762</text:p>
          </table:table-cell>
          <table:table-cell office:value-type="float" office:value="0.14285715" calcext:value-type="float">
            <text:p>0.14285715</text:p>
          </table:table-cell>
          <table:table-cell office:value-type="float" office:value="0.1904762" calcext:value-type="float">
            <text:p>0.1904762</text:p>
          </table:table-cell>
          <table:table-cell office:value-type="float" office:value="0.0952381" calcext:value-type="float">
            <text:p>0.0952381</text:p>
          </table:table-cell>
          <table:table-cell office:value-type="string" calcext:value-type="string">
            <text:p>0</text:p>
          </table:table-cell>
          <table:table-cell office:value-type="float" office:value="0.04761905" calcext:value-type="float">
            <text:p>0.04761905</text:p>
          </table:table-cell>
          <table:table-cell table:number-columns-repeated="41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6818182" calcext:value-type="float">
            <text:p>0.06818182</text:p>
          </table:table-cell>
          <table:table-cell office:value-type="string" calcext:value-type="string">
            <text:p>0</text:p>
          </table:table-cell>
          <table:table-cell office:value-type="float" office:value="0.07954545" calcext:value-type="float">
            <text:p>0.07954545</text:p>
          </table:table-cell>
          <table:table-cell office:value-type="float" office:value="0.16477273" calcext:value-type="float">
            <text:p>0.16477273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16761364" calcext:value-type="float">
            <text:p>0.16761364</text:p>
          </table:table-cell>
          <table:table-cell office:value-type="float" office:value="0.11363637" calcext:value-type="float">
            <text:p>0.11363637</text:p>
          </table:table-cell>
          <table:table-cell office:value-type="float" office:value="0.10227273" calcext:value-type="float">
            <text:p>0.10227273</text:p>
          </table:table-cell>
          <table:table-cell office:value-type="float" office:value="0.022727273" calcext:value-type="float">
            <text:p>0.022727273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.011363637" calcext:value-type="float">
            <text:p>0.011363637</text:p>
          </table:table-cell>
          <table:table-cell office:value-type="float" office:value="0.022727273" calcext:value-type="float">
            <text:p>0.022727273</text:p>
          </table:table-cell>
          <table:table-cell table:number-columns-repeated="8" office:value-type="string" calcext:value-type="string">
            <text:p>0</text:p>
          </table:table-cell>
          <table:table-cell table:number-columns-repeated="3" office:value-type="float" office:value="0.011363637" calcext:value-type="float">
            <text:p>0.011363637</text:p>
          </table:table-cell>
          <table:table-cell office:value-type="string" calcext:value-type="string">
            <text:p>0</text:p>
          </table:table-cell>
          <table:table-cell office:value-type="float" office:value="0.011363637" calcext:value-type="float">
            <text:p>0.01136363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11363637" calcext:value-type="float">
            <text:p>0.011363637</text:p>
          </table:table-cell>
          <table:table-cell office:value-type="string" calcext:value-type="string">
            <text:p>0</text:p>
          </table:table-cell>
          <table:table-cell office:value-type="float" office:value="0.011363637" calcext:value-type="float">
            <text:p>0.011363637</text:p>
          </table:table-cell>
          <table:table-cell office:value-type="string" calcext:value-type="string">
            <text:p>0</text:p>
          </table:table-cell>
          <table:table-cell office:value-type="float" office:value="0.011363637" calcext:value-type="float">
            <text:p>0.011363637</text:p>
          </table:table-cell>
          <table:table-cell office:value-type="string" calcext:value-type="string">
            <text:p>0</text:p>
          </table:table-cell>
          <table:table-cell office:value-type="float" office:value="0.0085227275" calcext:value-type="float">
            <text:p>0.0085227275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0.011363637" calcext:value-type="float">
            <text:p>0.01136363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6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.032786883" calcext:value-type="float">
            <text:p>0.032786883</text:p>
          </table:table-cell>
          <table:table-cell office:value-type="float" office:value="0.13114753" calcext:value-type="float">
            <text:p>0.13114753</text:p>
          </table:table-cell>
          <table:table-cell office:value-type="float" office:value="0.08196721" calcext:value-type="float">
            <text:p>0.08196721</text:p>
          </table:table-cell>
          <table:table-cell office:value-type="float" office:value="0.032786883" calcext:value-type="float">
            <text:p>0.032786883</text:p>
          </table:table-cell>
          <table:table-cell office:value-type="float" office:value="0.09836066" calcext:value-type="float">
            <text:p>0.09836066</text:p>
          </table:table-cell>
          <table:table-cell office:value-type="float" office:value="0.22950819" calcext:value-type="float">
            <text:p>0.22950819</text:p>
          </table:table-cell>
          <table:table-cell office:value-type="float" office:value="0.09836066" calcext:value-type="float">
            <text:p>0.09836066</text:p>
          </table:table-cell>
          <table:table-cell office:value-type="float" office:value="0.13114753" calcext:value-type="float">
            <text:p>0.13114753</text:p>
          </table:table-cell>
          <table:table-cell office:value-type="float" office:value="0.08196721" calcext:value-type="float">
            <text:p>0.08196721</text:p>
          </table:table-cell>
          <table:table-cell office:value-type="float" office:value="0.04918033" calcext:value-type="float">
            <text:p>0.04918033</text:p>
          </table:table-cell>
          <table:table-cell office:value-type="float" office:value="0.016393442" calcext:value-type="float">
            <text:p>0.01639344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16393442" calcext:value-type="float">
            <text:p>0.016393442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7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0.08928572" calcext:value-type="float">
            <text:p>0.08928572</text:p>
          </table:table-cell>
          <table:table-cell office:value-type="float" office:value="0.071428575" calcext:value-type="float">
            <text:p>0.071428575</text:p>
          </table:table-cell>
          <table:table-cell office:value-type="float" office:value="0.26785713" calcext:value-type="float">
            <text:p>0.267857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785713" calcext:value-type="float">
            <text:p>0.26785713</text:p>
          </table:table-cell>
          <table:table-cell office:value-type="float" office:value="0.035714287" calcext:value-type="float">
            <text:p>0.035714287</text:p>
          </table:table-cell>
          <table:table-cell office:value-type="float" office:value="0.017857144" calcext:value-type="float">
            <text:p>0.017857144</text:p>
          </table:table-cell>
          <table:table-cell office:value-type="string" calcext:value-type="string">
            <text:p>0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0.017857144" calcext:value-type="float">
            <text:p>0.017857144</text:p>
          </table:table-cell>
          <table:table-cell table:number-columns-repeated="36" office:value-type="string" calcext:value-type="string">
            <text:p>0</text:p>
          </table:table-cell>
        </table:table-row>
        <table:table-row table:style-name="ro1">
          <table:table-cell table:number-columns-repeated="4"/>
          <table:table-cell table:formula="of:=MAX([.E2:.E18])" office:value-type="float" office:value="0" calcext:value-type="float">
            <text:p/>
          </table:table-cell>
          <table:table-cell table:formula="of:=MAX([.F2:.F18])" office:value-type="float" office:value="0" calcext:value-type="float">
            <text:p/>
          </table:table-cell>
          <table:table-cell table:formula="of:=MAX([.G2:.G18])" office:value-type="float" office:value="0.1904762" calcext:value-type="float">
            <text:p/>
          </table:table-cell>
          <table:table-cell table:formula="of:=MAX([.H2:.H18])" office:value-type="float" office:value="0.06818182" calcext:value-type="float">
            <text:p/>
          </table:table-cell>
          <table:table-cell table:formula="of:=MAX([.I2:.I18])" office:value-type="float" office:value="0.14285715" calcext:value-type="float">
            <text:p/>
          </table:table-cell>
          <table:table-cell table:formula="of:=MAX([.J2:.J18])" office:value-type="float" office:value="1" calcext:value-type="float">
            <text:p/>
          </table:table-cell>
          <table:table-cell table:formula="of:=MAX([.K2:.K18])" office:value-type="float" office:value="0.1904762" calcext:value-type="float">
            <text:p/>
          </table:table-cell>
          <table:table-cell table:formula="of:=MAX([.L2:.L18])" office:value-type="float" office:value="0.14285715" calcext:value-type="float">
            <text:p/>
          </table:table-cell>
          <table:table-cell table:formula="of:=MAX([.M2:.M18])" office:value-type="float" office:value="0.1904762" calcext:value-type="float">
            <text:p/>
          </table:table-cell>
          <table:table-cell table:formula="of:=MAX([.N2:.N18])" office:value-type="float" office:value="0.26785713" calcext:value-type="float">
            <text:p/>
          </table:table-cell>
          <table:table-cell table:formula="of:=MAX([.O2:.O18])" office:value-type="float" office:value="0.125" calcext:value-type="float">
            <text:p/>
          </table:table-cell>
          <table:table-cell table:formula="of:=MAX([.P2:.P18])" office:value-type="float" office:value="0.26785713" calcext:value-type="float">
            <text:p/>
          </table:table-cell>
          <table:table-cell table:formula="of:=MAX([.Q2:.Q18])" office:value-type="float" office:value="0.1438849" calcext:value-type="float">
            <text:p/>
          </table:table-cell>
          <table:table-cell table:formula="of:=MAX([.R2:.R18])" office:value-type="float" office:value="0.22950819" calcext:value-type="float">
            <text:p/>
          </table:table-cell>
          <table:table-cell table:formula="of:=MAX([.S2:.S18])" office:value-type="float" office:value="0.10071942" calcext:value-type="float">
            <text:p/>
          </table:table-cell>
          <table:table-cell table:formula="of:=MAX([.T2:.T18])" office:value-type="float" office:value="0.4" calcext:value-type="float">
            <text:p/>
          </table:table-cell>
          <table:table-cell table:formula="of:=MAX([.U2:.U18])" office:value-type="float" office:value="0.11721612" calcext:value-type="float">
            <text:p/>
          </table:table-cell>
          <table:table-cell table:formula="of:=MAX([.V2:.V18])" office:value-type="float" office:value="0.12639405" calcext:value-type="float">
            <text:p/>
          </table:table-cell>
          <table:table-cell table:formula="of:=MAX([.W2:.W18])" office:value-type="float" office:value="0.16117217" calcext:value-type="float">
            <text:p/>
          </table:table-cell>
          <table:table-cell table:formula="of:=MAX([.X2:.X18])" office:value-type="float" office:value="0.16117217" calcext:value-type="float">
            <text:p/>
          </table:table-cell>
          <table:table-cell table:formula="of:=MAX([.Y2:.Y18])" office:value-type="float" office:value="0.102564104" calcext:value-type="float">
            <text:p/>
          </table:table-cell>
          <table:table-cell table:formula="of:=MAX([.Z2:.Z18])" office:value-type="float" office:value="0.14801444" calcext:value-type="float">
            <text:p/>
          </table:table-cell>
          <table:table-cell table:formula="of:=MAX([.AA2:.AA18])" office:value-type="float" office:value="0.05860806" calcext:value-type="float">
            <text:p/>
          </table:table-cell>
          <table:table-cell table:formula="of:=MAX([.AB2:.AB18])" office:value-type="float" office:value="0.102564104" calcext:value-type="float">
            <text:p/>
          </table:table-cell>
          <table:table-cell table:formula="of:=MAX([.AC2:.AC18])" office:value-type="float" office:value="0.4" calcext:value-type="float">
            <text:p/>
          </table:table-cell>
          <table:table-cell table:formula="of:=MAX([.AD2:.AD18])" office:value-type="float" office:value="0.02930403" calcext:value-type="float">
            <text:p/>
          </table:table-cell>
          <table:table-cell table:formula="of:=MAX([.AE2:.AE18])" office:value-type="float" office:value="0.0569395" calcext:value-type="float">
            <text:p/>
          </table:table-cell>
          <table:table-cell table:formula="of:=MAX([.AF2:.AF18])" office:value-type="float" office:value="0.11594203" calcext:value-type="float">
            <text:p/>
          </table:table-cell>
          <table:table-cell table:formula="of:=MAX([.AG2:.AG18])" office:value-type="float" office:value="0.10144927" calcext:value-type="float">
            <text:p/>
          </table:table-cell>
          <table:table-cell table:formula="of:=MAX([.AH2:.AH18])" office:value-type="float" office:value="0.072463766" calcext:value-type="float">
            <text:p/>
          </table:table-cell>
          <table:table-cell table:formula="of:=MAX([.AI2:.AI18])" office:value-type="float" office:value="0.072463766" calcext:value-type="float">
            <text:p/>
          </table:table-cell>
          <table:table-cell table:formula="of:=MAX([.AJ2:.AJ18])" office:value-type="float" office:value="0.042704627" calcext:value-type="float">
            <text:p/>
          </table:table-cell>
          <table:table-cell table:formula="of:=MAX([.AK2:.AK18])" office:value-type="float" office:value="0.072463766" calcext:value-type="float">
            <text:p/>
          </table:table-cell>
          <table:table-cell table:formula="of:=MAX([.AL2:.AL18])" office:value-type="float" office:value="0.02846975" calcext:value-type="float">
            <text:p/>
          </table:table-cell>
          <table:table-cell table:formula="of:=MAX([.AM2:.AM18])" office:value-type="float" office:value="0.113879" calcext:value-type="float">
            <text:p/>
          </table:table-cell>
          <table:table-cell table:formula="of:=MAX([.AN2:.AN18])" office:value-type="float" office:value="0.042704627" calcext:value-type="float">
            <text:p/>
          </table:table-cell>
          <table:table-cell table:formula="of:=MAX([.AO2:.AO18])" office:value-type="float" office:value="0.085409254" calcext:value-type="float">
            <text:p/>
          </table:table-cell>
          <table:table-cell table:formula="of:=MAX([.AP2:.AP18])" office:value-type="float" office:value="0.099644125" calcext:value-type="float">
            <text:p/>
          </table:table-cell>
          <table:table-cell table:formula="of:=MAX([.AQ2:.AQ18])" office:value-type="float" office:value="0.113879" calcext:value-type="float">
            <text:p/>
          </table:table-cell>
          <table:table-cell table:formula="of:=MAX([.AR2:.AR18])" office:value-type="float" office:value="0.12811388" calcext:value-type="float">
            <text:p/>
          </table:table-cell>
          <table:table-cell table:formula="of:=MAX([.AS2:.AS18])" office:value-type="float" office:value="0.071174376" calcext:value-type="float">
            <text:p/>
          </table:table-cell>
          <table:table-cell table:formula="of:=MAX([.AT2:.AT18])" office:value-type="float" office:value="0.099644125" calcext:value-type="float">
            <text:p/>
          </table:table-cell>
          <table:table-cell table:formula="of:=MAX([.AU2:.AU18])" office:value-type="float" office:value="0.0569395" calcext:value-type="float">
            <text:p/>
          </table:table-cell>
          <table:table-cell table:formula="of:=MAX([.AV2:.AV18])" office:value-type="float" office:value="0.07473309" calcext:value-type="float">
            <text:p/>
          </table:table-cell>
          <table:table-cell table:formula="of:=MAX([.AW2:.AW18])" office:value-type="float" office:value="0.085409254" calcext:value-type="float">
            <text:p/>
          </table:table-cell>
          <table:table-cell table:formula="of:=MAX([.AX2:.AX18])" office:value-type="float" office:value="0.0569395" calcext:value-type="float">
            <text:p/>
          </table:table-cell>
          <table:table-cell table:formula="of:=MAX([.AY2:.AY18])" office:value-type="float" office:value="0.071174376" calcext:value-type="float">
            <text:p/>
          </table:table-cell>
          <table:table-cell table:formula="of:=MAX([.AZ2:.AZ18])" office:value-type="float" office:value="0.02846975" calcext:value-type="float">
            <text:p/>
          </table:table-cell>
          <table:table-cell table:formula="of:=MAX([.BA2:.BA18])" office:value-type="float" office:value="0.02846975" calcext:value-type="float">
            <text:p/>
          </table:table-cell>
          <table:table-cell table:formula="of:=MAX([.BB2:.BB18])" office:value-type="float" office:value="0.014234875" calcext:value-type="float">
            <text:p/>
          </table:table-cell>
          <table:table-cell table:formula="of:=MAX([.BC2:.BC18])" office:value-type="float" office:value="0" calcext:value-type="float">
            <text:p/>
          </table:table-cell>
          <table:table-cell table:formula="of:=MAX([.BD2:.BD18])" office:value-type="float" office:value="0.014234875" calcext:value-type="float">
            <text:p/>
          </table:table-cell>
          <table:table-cell table:formula="of:=MAX([.BE2:.BE18])" office:value-type="float" office:value="0.01423487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2:46:49.21003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24:07.395392187</meta:creation-date>
    <dc:date>2014-06-03T20:35:59.945579058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1025" meta:object-count="0"/>
  </office:meta>
</office:document-meta>
</file>